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#eeeeee" fo:padding="0.097cm" fo:border="0.5pt solid #000000">
        <style:background-image/>
      </style:table-cell-properties>
    </style:style>
    <style:style style:name="Table2" style:family="table">
      <style:table-properties style:width="9.197cm" table:align="center"/>
    </style:style>
    <style:style style:name="Table2.A" style:family="table-column">
      <style:table-column-properties style:column-width="9.197cm"/>
    </style:style>
    <style:style style:name="Table2.1" style:family="table-row">
      <style:table-row-properties style:min-row-height="1.619cm"/>
    </style:style>
    <style:style style:name="Table2.A1" style:family="table-cell">
      <style:table-cell-properties fo:background-color="#eeeeee" fo:padding="0.097cm" fo:border="0.5pt solid #000000">
        <style:background-image/>
      </style:table-cell-properties>
    </style:style>
    <style:style style:name="Table4" style:family="table">
      <style:table-properties style:width="9.197cm" table:align="center"/>
    </style:style>
    <style:style style:name="Table4.A" style:family="table-column">
      <style:table-column-properties style:column-width="9.197cm"/>
    </style:style>
    <style:style style:name="Table4.1" style:family="table-row">
      <style:table-row-properties style:min-row-height="1.619cm"/>
    </style:style>
    <style:style style:name="Table4.A1" style:family="table-cell">
      <style:table-cell-properties fo:background-color="#eeeeee" fo:padding="0.097cm" fo:border="0.5pt solid #000000">
        <style:background-image/>
      </style:table-cell-properties>
    </style:style>
    <style:style style:name="Table5" style:family="table">
      <style:table-properties style:width="9.197cm" table:align="center"/>
    </style:style>
    <style:style style:name="Table5.A" style:family="table-column">
      <style:table-column-properties style:column-width="9.197cm"/>
    </style:style>
    <style:style style:name="Table5.1" style:family="table-row">
      <style:table-row-properties style:min-row-height="1.619cm"/>
    </style:style>
    <style:style style:name="Table5.A1" style:family="table-cell">
      <style:table-cell-properties fo:background-color="#eeeeee" fo:padding="0.097cm" fo:border="0.5pt solid #000000">
        <style:background-image/>
      </style:table-cell-properties>
    </style:style>
    <style:style style:name="Table3" style:family="table">
      <style:table-properties style:width="9.197cm" table:align="center"/>
    </style:style>
    <style:style style:name="Table3.A" style:family="table-column">
      <style:table-column-properties style:column-width="9.197cm"/>
    </style:style>
    <style:style style:name="Table3.1" style:family="table-row">
      <style:table-row-properties style:min-row-height="1.619cm"/>
    </style:style>
    <style:style style:name="Table3.A1" style:family="table-cell">
      <style:table-cell-properties fo:background-color="#eeeeee" fo:padding="0.097cm" fo:border="0.5pt solid #000000">
        <style:background-image/>
      </style:table-cell-properties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1" style:family="table-row">
      <style:table-row-properties style:min-row-height="11.947cm"/>
    </style:style>
    <style:style style:name="Table7.A1" style:family="table-cell">
      <style:table-cell-properties fo:background-color="#eeeeee" fo:padding="0.097cm" fo:border="0.5pt solid #000000">
        <style:background-image/>
      </style:table-cell-properties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background-color="#eeeeee" fo:padding="0.097cm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FreeSans" fo:font-size="16pt" officeooo:rsid="00122855" officeooo:paragraph-rsid="00122855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FreeSans" fo:font-size="16pt" officeooo:rsid="00124a29" officeooo:paragraph-rsid="00124a29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FreeSans" fo:font-size="16pt" officeooo:rsid="00124a29" officeooo:paragraph-rsid="00124a29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FreeSans" fo:font-size="16pt" officeooo:rsid="0013e7d5" officeooo:paragraph-rsid="0013e7d5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FreeSans" fo:font-size="16pt" officeooo:rsid="0013e7d5" officeooo:paragraph-rsid="00159db3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FreeSans" fo:font-size="16pt" officeooo:rsid="00159db3" officeooo:paragraph-rsid="00159db3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FreeSans" fo:font-size="16pt" officeooo:rsid="00159db3" officeooo:paragraph-rsid="0017b597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FreeSans" fo:font-size="16pt" officeooo:rsid="0022a162" officeooo:paragraph-rsid="0022a162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FreeSans" fo:font-size="16pt" officeooo:rsid="001a29e8" officeooo:paragraph-rsid="002900cc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FreeSans" fo:font-size="16pt" officeooo:rsid="002900cc" officeooo:paragraph-rsid="002900cc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FreeSans" fo:font-size="16pt" officeooo:rsid="00299a7a" officeooo:paragraph-rsid="00299a7a" style:font-size-asian="16pt" style:font-size-complex="16pt"/>
    </style:style>
    <style:style style:name="P12" style:family="paragraph" style:parent-style-name="Standard">
      <style:text-properties style:font-name="FreeSans" fo:font-size="16pt" style:font-size-asian="14pt" style:font-size-complex="16pt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FreeSans" fo:font-size="13pt" officeooo:rsid="00122855" officeooo:paragraph-rsid="00122855" style:font-size-asian="13pt" style:font-size-complex="13pt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FreeSans" fo:font-size="13pt" officeooo:rsid="00122855" officeooo:paragraph-rsid="00122855" style:font-size-asian="13pt" style:font-size-complex="13pt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FreeSans" fo:font-size="13pt" officeooo:rsid="00124a29" officeooo:paragraph-rsid="00124a29" style:font-size-asian="13pt" style:font-size-complex="13pt"/>
    </style:style>
    <style:style style:name="P16" style:family="paragraph" style:parent-style-name="Standard">
      <style:text-properties style:font-name="FreeSans" fo:font-size="13pt" style:font-size-asian="13pt" style:font-size-complex="13pt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FreeSans" fo:font-size="13pt" officeooo:rsid="0015d70e" officeooo:paragraph-rsid="0015d70e" style:font-size-asian="13pt" style:font-size-complex="13pt"/>
    </style:style>
    <style:style style:name="P18" style:family="paragraph" style:parent-style-name="Table_20_Contents">
      <style:paragraph-properties fo:text-align="start" style:justify-single-word="false"/>
      <style:text-properties style:font-name="FreeSans" fo:font-size="13pt" officeooo:rsid="0015d70e" officeooo:paragraph-rsid="0015d70e" style:font-size-asian="13pt" style:font-size-complex="13pt"/>
    </style:style>
    <style:style style:name="P19" style:family="paragraph" style:parent-style-name="Standard">
      <style:text-properties style:font-name="FreeSans" fo:font-size="13pt" officeooo:paragraph-rsid="0017b597" style:font-size-asian="13pt" style:font-size-complex="13pt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FreeSans" fo:font-size="13pt" officeooo:rsid="0022a162" officeooo:paragraph-rsid="0022a162" style:font-size-asian="13pt" style:font-size-complex="13pt"/>
    </style:style>
    <style:style style:name="P21" style:family="paragraph" style:parent-style-name="Table_20_Contents">
      <style:paragraph-properties fo:text-align="start" style:justify-single-word="false"/>
      <style:text-properties style:font-name="FreeSans" fo:font-size="13pt" officeooo:rsid="00159db3" officeooo:paragraph-rsid="00159db3" style:font-size-asian="13pt" style:font-size-complex="13pt"/>
    </style:style>
    <style:style style:name="P22" style:family="paragraph" style:parent-style-name="Table_20_Contents">
      <style:paragraph-properties fo:text-align="start" style:justify-single-word="false"/>
      <style:text-properties style:font-name="FreeSans" fo:font-size="13pt" officeooo:rsid="00159db3" officeooo:paragraph-rsid="0015d70e" style:font-size-asian="13pt" style:font-size-complex="13pt"/>
    </style:style>
    <style:style style:name="P23" style:family="paragraph" style:parent-style-name="Table_20_Contents">
      <style:paragraph-properties fo:text-align="start" style:justify-single-word="false"/>
      <style:text-properties style:font-name="FreeSans" fo:font-size="13pt" officeooo:rsid="00159db3" officeooo:paragraph-rsid="0017b597" style:font-size-asian="13pt" style:font-size-complex="13pt"/>
    </style:style>
    <style:style style:name="P24" style:family="paragraph" style:parent-style-name="Table_20_Contents">
      <style:paragraph-properties fo:text-align="start" style:justify-single-word="false"/>
      <style:text-properties style:font-name="FreeSans" fo:font-size="13pt" officeooo:rsid="0017b597" officeooo:paragraph-rsid="0017b597" style:font-size-asian="13pt" style:font-size-complex="13pt"/>
    </style:style>
    <style:style style:name="P25" style:family="paragraph" style:parent-style-name="Table_20_Contents">
      <style:text-properties style:font-name="FreeSans" fo:font-size="13pt" officeooo:rsid="0017b597" style:font-size-asian="13pt" style:font-size-complex="13pt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FreeSans" fo:font-size="13pt" officeooo:rsid="001acbf9" officeooo:paragraph-rsid="002900cc" style:font-size-asian="13pt" style:font-size-complex="13pt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FreeSans" fo:font-size="13pt" officeooo:rsid="0020ecc2" officeooo:paragraph-rsid="002900cc" style:font-size-asian="13pt" style:font-size-complex="13pt"/>
    </style:style>
    <style:style style:name="P28" style:family="paragraph" style:parent-style-name="Standard">
      <style:paragraph-properties fo:text-align="center" style:justify-single-word="false"/>
      <style:text-properties style:font-name="FreeSans" fo:font-size="13pt" officeooo:rsid="001a29e8" officeooo:paragraph-rsid="002900cc" style:font-size-asian="13pt" style:font-size-complex="13pt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FreeSans" fo:font-size="13pt" officeooo:rsid="002900cc" officeooo:paragraph-rsid="002900cc" style:font-size-asian="13pt" style:font-size-complex="13pt"/>
    </style:style>
    <style:style style:name="P30" style:family="paragraph" style:parent-style-name="Standard">
      <style:paragraph-properties fo:text-align="center" style:justify-single-word="false"/>
      <style:text-properties style:font-name="FreeSans" fo:font-size="18pt" officeooo:rsid="00122855" officeooo:paragraph-rsid="00122855" style:font-size-asian="18pt" style:font-size-complex="18pt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size="15pt" officeooo:rsid="00159db3" officeooo:paragraph-rsid="00159db3" style:font-size-asian="15pt" style:font-size-complex="15pt"/>
    </style:style>
    <style:style style:name="P32" style:family="paragraph" style:parent-style-name="Table_20_Contents">
      <style:paragraph-properties fo:text-align="center" style:justify-single-word="false"/>
      <style:text-properties style:font-name="FreeSans" fo:font-size="15pt" officeooo:rsid="00159db3" officeooo:paragraph-rsid="0015d70e" style:font-size-asian="15pt" style:font-size-complex="15pt"/>
    </style:style>
    <style:style style:name="P33" style:family="paragraph" style:parent-style-name="Table_20_Contents">
      <style:paragraph-properties fo:text-align="center" style:justify-single-word="false"/>
      <style:text-properties style:font-name="FreeSans" fo:font-size="15pt" officeooo:rsid="0017b597" officeooo:paragraph-rsid="0017b597" style:font-size-asian="15pt" style:font-size-complex="15pt"/>
    </style:style>
    <style:style style:name="P34" style:family="paragraph" style:parent-style-name="Table_20_Contents">
      <style:paragraph-properties fo:text-align="start" style:justify-single-word="false"/>
      <style:text-properties style:font-name="Consolas" fo:font-size="8pt" style:font-size-asian="8pt" style:font-size-complex="8pt"/>
    </style:style>
    <style:style style:name="P35" style:family="paragraph" style:parent-style-name="Table_20_Contents">
      <style:paragraph-properties fo:text-align="start" style:justify-single-word="false"/>
      <style:text-properties style:font-name="Consolas" fo:font-size="8pt" officeooo:paragraph-rsid="0022a162" style:font-size-asian="8pt" style:font-size-complex="8pt"/>
    </style:style>
    <style:style style:name="P36" style:family="paragraph" style:parent-style-name="Table_20_Contents">
      <style:paragraph-properties fo:text-align="start" style:justify-single-word="false"/>
      <style:text-properties style:font-name="Consolas" fo:font-size="8pt" officeooo:paragraph-rsid="002445a4" style:font-size-asian="8pt" style:font-size-complex="8pt"/>
    </style:style>
    <style:style style:name="P37" style:family="paragraph" style:parent-style-name="Table_20_Contents">
      <style:paragraph-properties fo:text-align="start" style:justify-single-word="false"/>
      <style:text-properties style:font-name="Consolas" fo:font-size="8pt" officeooo:rsid="0022a162" officeooo:paragraph-rsid="0022a162" style:font-size-asian="8pt" style:font-size-complex="8pt"/>
    </style:style>
    <style:style style:name="P38" style:family="paragraph" style:parent-style-name="Table_20_Contents">
      <style:paragraph-properties fo:text-align="start" style:justify-single-word="false"/>
      <style:text-properties style:font-name="Consolas" fo:font-size="13pt" officeooo:paragraph-rsid="002900cc" style:font-size-asian="13pt" style:font-size-complex="13pt"/>
    </style:style>
    <style:style style:name="P39" style:family="paragraph" style:parent-style-name="Table_20_Contents">
      <style:paragraph-properties fo:text-align="start" style:justify-single-word="false"/>
      <style:text-properties style:font-name="Consolas" fo:font-size="13pt" officeooo:paragraph-rsid="002900cc" fo:background-color="#d4ea6b" style:font-size-asian="13pt" style:font-size-complex="13pt"/>
    </style:style>
    <style:style style:name="T1" style:family="text">
      <style:text-properties officeooo:rsid="00124a29"/>
    </style:style>
    <style:style style:name="T2" style:family="text">
      <style:text-properties style:font-name="Consolas"/>
    </style:style>
    <style:style style:name="T3" style:family="text">
      <style:text-properties style:font-name="Consolas" officeooo:rsid="00133e71"/>
    </style:style>
    <style:style style:name="T4" style:family="text">
      <style:text-properties officeooo:rsid="00133e71"/>
    </style:style>
    <style:style style:name="T5" style:family="text">
      <style:text-properties officeooo:rsid="0015d70e"/>
    </style:style>
    <style:style style:name="T6" style:family="text">
      <style:text-properties officeooo:rsid="0017b597"/>
    </style:style>
    <style:style style:name="T7" style:family="text">
      <style:text-properties officeooo:rsid="001cb26c"/>
    </style:style>
    <style:style style:name="T8" style:family="text">
      <style:text-properties fo:background-color="#d4ea6b" loext:char-shading-value="0"/>
    </style:style>
    <style:style style:name="T9" style:family="text">
      <style:text-properties officeooo:rsid="0022a162"/>
    </style:style>
    <style:style style:name="T10" style:family="text">
      <style:text-properties fo:background-color="#cccccc" loext:char-shading-value="0"/>
    </style:style>
    <style:style style:name="T11" style:family="text">
      <style:text-properties officeooo:rsid="002d41b1"/>
    </style:style>
    <style:style style:name="T12" style:family="text">
      <style:text-properties officeooo:rsid="002ec6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CSE 2<text:span text:style-name="T12">1</text:span>1</text:p>
      <text:p text:style-name="P30">Object Oriented Programming</text:p>
      <text:p text:style-name="P30">Chess Project</text:p>
      <text:p text:style-name="P1"/>
      <text:p text:style-name="P30">Design</text:p>
      <text:p text:style-name="P11">Berk <text:span text:style-name="T11">Kaya</text:span></text:p>
      <text:p text:style-name="P1"/>
      <text:p text:style-name="P2">Introduction</text:p>
      <text:p text:style-name="P1"/>
      <text:p text:style-name="P13">This document serves as a documentation regarding the design of my term project relating to a chess game which contains both traditional and fantasy elements. The scope of the project is rather large due to the requirements given in the project definition<text:span text:style-name="T1"> which includes</text:span> unit testing, configuration loading, edge cases of chess logic - especially when combined with fantasy elements - and extensibility.</text:p>
      <text:p text:style-name="P14"/>
      <text:p text:style-name="P14"/>
      <text:p text:style-name="P2">Project Structure</text:p>
      <text:p text:style-name="P3"/>
      <text:p text:style-name="P15">The project is structured in a <text:span text:style-name="T6">quite </text:span>mainstream way. Implementation files are under <text:span text:style-name="T2">src/</text:span>, public header files are under <text:span text:style-name="T2">include/</text:span>,<text:span text:style-name="T4"> </text:span>test files are under <text:span text:style-name="T2">test/</text:span><text:span text:style-name="T4">, and configuration files are under </text:span><text:span text:style-name="T3">data/</text:span><text:span text:style-name="T4">.</text:span> Lastly, terminal user interface based implementation is under <text:span text:style-name="T2">tui/</text:span>, to separate chess logic and user interface concerns. This has the additional benefit of making it easier to write a <text:span text:style-name="T2">Makefile</text:span> which produces both a shared library for chess, and an executable which can use it to play chess.</text:p>
      <text:p text:style-name="P15"/>
      <table:table table:name="Table1" table:style-name="Table1">
        <table:table-column table:style-name="Table1.A"/>
        <table:table-row>
          <table:table-cell table:style-name="Table1.A1" office:value-type="string">
            <text:p text:style-name="P34">.</text:p>
            <text:p text:style-name="P34">├── data</text:p>
            <text:p text:style-name="P34">│<text:span text:style-name="T4"> <text:s/></text:span><text:s/>├── chess_nopawn.json</text:p>
            <text:p text:style-name="P34">│<text:span text:style-name="T4"> <text:s/></text:span><text:s/>├── chess_pieces.json</text:p>
            <text:p text:style-name="P34">│<text:span text:style-name="T4"> <text:s/></text:span><text:s/>└── fantasy_chess.json</text:p>
            <text:p text:style-name="P34">├── include</text:p>
            <text:p text:style-name="P34">│<text:span text:style-name="T4"> <text:s/></text:span><text:s/>├── ChessBoard.hpp</text:p>
            <text:p text:style-name="P34">│<text:span text:style-name="T4"> <text:s/></text:span><text:s/>├── ChessPiece.hpp</text:p>
            <text:p text:style-name="P34">│<text:span text:style-name="T4"> <text:s/></text:span><text:s/>├── ConfigReader.hpp</text:p>
            <text:p text:style-name="P34">│<text:span text:style-name="T4"> <text:s/></text:span><text:s/>├── GameManager.hpp</text:p>
            <text:p text:style-name="P34">│<text:span text:style-name="T4"> <text:s/></text:span><text:s/>├── MoveValidator.hpp</text:p>
            <text:p text:style-name="P34">│<text:span text:style-name="T4"> <text:s/></text:span><text:s/>├── Portal.hpp</text:p>
            <text:p text:style-name="P34">│<text:span text:style-name="T4"> <text:s/></text:span><text:s/>└── PortalSystem.hpp</text:p>
            <text:p text:style-name="P34">├── instructions.pdf</text:p>
            <text:p text:style-name="P34">├── Makefile</text:p>
            <text:p text:style-name="P34">├── README.md</text:p>
            <text:p text:style-name="P34">├── src</text:p>
            <text:p text:style-name="P34">│<text:span text:style-name="T4"> <text:s/></text:span><text:s/>├── ChessBoard.cpp</text:p>
            <text:p text:style-name="P34">│<text:span text:style-name="T4"> <text:s/></text:span><text:s/>├── ConfigReader.cpp</text:p>
            <text:p text:style-name="P34">│<text:span text:style-name="T4"> <text:s/></text:span><text:s/>├── GameManager.cpp</text:p>
            <text:p text:style-name="P34">│<text:span text:style-name="T4"> <text:s/></text:span><text:s/>├── MoveValidator.cpp</text:p>
            <text:p text:style-name="P34">│<text:span text:style-name="T4"> <text:s/></text:span><text:s/>└── PortalSystem.cpp</text:p>
            <text:p text:style-name="P34">├── test</text:p>
            <text:p text:style-name="P34">│<text:span text:style-name="T4"> <text:s/></text:span><text:s/>├── ChessBoardTest.cpp</text:p>
            <text:p text:style-name="P34">│<text:span text:style-name="T4"> <text:s/></text:span><text:s/>├── GameManagerTest.cpp</text:p>
            <text:p text:style-name="P34">│<text:span text:style-name="T4"> <text:s/></text:span><text:s/>├── MoveValidatorTest.cpp</text:p>
            <text:p text:style-name="P34">│<text:span text:style-name="T4"> <text:s/></text:span><text:s/>├── PortalSystemTest.cpp</text:p>
            <text:p text:style-name="P34">│<text:span text:style-name="T4"> <text:s/></text:span><text:s/>└── TestRunner.cpp</text:p>
            <text:p text:style-name="P34">├── third_party</text:p>
            <text:p text:style-name="P34">│<text:span text:style-name="T4"> <text:s/></text:span><text:s/>├── nlohmann</text:p>
            <text:p text:style-name="P34">│<text:span text:style-name="T4"> <text:s/></text:span><text:s/>└── Unity</text:p>
            <text:p text:style-name="P34">└── tui</text:p>
            <text:p text:style-name="P34"><text:s text:c="4"/>└── main.cpp</text:p>
          </table:table-cell>
        </table:table-row>
      </table:table>
      <text:p text:style-name="P4"><text:soft-page-break/>Class Hierarchy</text:p>
      <text:p text:style-name="P12"/>
      <text:p text:style-name="P17">The classes do not extend from each other, and composition over inheritance principles are applied. The main handler of the chess logic is <text:span text:style-name="T2">GameManager</text:span>, which communicates with classes <text:span text:style-name="T2">MoveValidator</text:span>, <text:span text:style-name="T2">PortalSystem</text:span>, and <text:span text:style-name="T2">ChessBoard</text:span>.</text:p>
      <text:p text:style-name="P4"/>
      <text:p text:style-name="P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1">GameManager</text:p>
            <text:p text:style-name="P21"/>
            <text:p text:style-name="P21">+ playTurn()</text:p>
            <text:p text:style-name="P21">+ getCurrentPlayer()</text:p>
            <text:p text:style-name="P21">+ getMoveCount()</text:p>
            <text:p text:style-name="P21">+ getWinner()</text:p>
            <text:p text:style-name="P21">+ getBoard()</text:p>
            <text:p text:style-name="P21">+ isGameOver()</text:p>
            <text:p text:style-name="P21">+ isKingUnderCheck()</text:p>
            <text:p text:style-name="P21"/>
            <text:p text:style-name="P21">- ChessBoard board</text:p>
            <text:p text:style-name="P21">- MoveValidator validator</text:p>
            <text:p text:style-name="P21">- PortalSystem portal_system</text:p>
          </table:table-cell>
        </table:table-row>
      </table:table>
      <text:p text:style-name="P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1">MoveValidator</text:p>
            <text:p text:style-name="P21"/>
            <text:p text:style-name="P21">+ <text:span text:style-name="T6">validateMove</text:span>()</text:p>
            <text:p text:style-name="P24">+ validatePortalUse()</text:p>
            <text:p text:style-name="P25">+ getPossibleMoves()</text:p>
            <text:p text:style-name="P24"/>
            <text:p text:style-name="P16">- ChessBoard<text:span text:style-name="T6">&amp;</text:span> board</text:p>
          </table:table-cell>
        </table:table-row>
      </table:table>
      <text:p text:style-name="P6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3">PortalSystem</text:p>
            <text:p text:style-name="P23"/>
            <text:p text:style-name="P23">+ <text:span text:style-name="T6">startCooldown()</text:span></text:p>
            <text:p text:style-name="P24">+ decreaseCooldowns()</text:p>
            <text:p text:style-name="P23"/>
            <text:p text:style-name="P19">- ChessBoard<text:span text:style-name="T6">&amp;</text:span> board</text:p>
          </table:table-cell>
        </table:table-row>
      </table:table>
      <text:p text:style-name="P7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2">ChessBoard</text:p>
            <text:p text:style-name="P22"/>
            <text:p text:style-name="P22">+ <text:span text:style-name="T5">getPieces()</text:span></text:p>
            <text:p text:style-name="P18">+ getSize()</text:p>
            <text:p text:style-name="P18">+ getPortals()</text:p>
            <text:p text:style-name="P18">+ addPiece()</text:p>
            <text:p text:style-name="P18">+ addPortal()</text:p>
            <text:p text:style-name="P18">+ removePiece()</text:p>
            <text:p text:style-name="P18">+ movePiece()</text:p>
            <text:p text:style-name="P18">+ printBoard()</text:p>
          </table:table-cell>
        </table:table-row>
      </table:table>
      <text:p text:style-name="P8"><text:soft-page-break/>User Interface</text:p>
      <text:p text:style-name="P8"/>
      <text:p text:style-name="P20">Here is an example of a chess game played in a terminal user interface environment.</text:p>
      <text:p text:style-name="P20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6"><text:s text:c="4"/>a <text:s text:c="2"/>b <text:s text:c="2"/>c <text:s text:c="2"/>d <text:s text:c="2"/>e <text:s text:c="2"/>f <text:s text:c="2"/>g <text:s text:c="2"/>h <text:s/></text:p>
            <text:p text:style-name="P34"><text:s text:c="2"/>+---+---+---+---+---+---+---+---+</text:p>
            <text:p text:style-name="P34">8 |.r.|.k.|.b.|.q.|.K.|.b.|.k.|.r.|</text:p>
            <text:p text:style-name="P34"><text:s text:c="2"/>+---+---+---+---+---+---+---+---+</text:p>
            <text:p text:style-name="P34">7 |.p.|.p.|.p.|.p.|.p.|.p.|.p.|.p.|</text:p>
            <text:p text:style-name="P34"><text:s text:c="2"/>+---+---+---+---+---+---+---+---+</text:p>
            <text:p text:style-name="P34">6 | <text:s text:c="2"/>| <text:s text:c="2"/>| <text:s text:c="2"/>| <text:s text:c="2"/>| <text:s text:c="2"/>| <text:s text:c="2"/>| <text:s text:c="2"/>| <text:s text:c="2"/>|</text:p>
            <text:p text:style-name="P34"><text:s text:c="2"/>+---+---+---+---+---+---+---+---+</text:p>
            <text:p text:style-name="P34">5 | <text:s text:c="2"/>| <text:s text:c="2"/>| <text:s text:c="2"/>| <text:s text:c="2"/>| <text:s text:c="2"/>| <text:s text:c="2"/>| <text:s text:c="2"/>| <text:s text:c="2"/>|</text:p>
            <text:p text:style-name="P34"><text:s text:c="2"/>+---+---+---+---+---+---+---+---+</text:p>
            <text:p text:style-name="P34">4 | <text:s text:c="2"/>| <text:s text:c="2"/>| <text:s text:c="2"/>| <text:s text:c="2"/>| <text:s text:c="2"/>| <text:s text:c="2"/>| <text:s text:c="2"/>| <text:s text:c="2"/>|</text:p>
            <text:p text:style-name="P34"><text:s text:c="2"/>+---+---+---+---+---+---+---+---+</text:p>
            <text:p text:style-name="P34">3 | <text:s text:c="2"/>| <text:s text:c="2"/>| <text:s text:c="2"/>| <text:s text:c="2"/>| <text:s text:c="2"/>| <text:s text:c="2"/>| <text:s text:c="2"/>| <text:s text:c="2"/>|</text:p>
            <text:p text:style-name="P34"><text:s text:c="2"/>+===+===+===+===+===+===+===+===+</text:p>
            <text:p text:style-name="P34">2 I^p^I^p^I^p^I^p^I^p^I^p^I^p^I^p^I</text:p>
            <text:p text:style-name="P34"><text:s text:c="2"/>+===+===+===+===+===+===+===+===+</text:p>
            <text:p text:style-name="P34">1 I^r^I^k^I^b^I^q^I^K^I^b^I^k^I^r^I</text:p>
            <text:p text:style-name="P34"><text:s text:c="2"/>+===+===+===+===+===+===+===+===+</text:p>
            <text:p text:style-name="P34"/>
            <text:p text:style-name="P34">=== Move 1 ===</text:p>
            <text:p text:style-name="P34">Turn: White</text:p>
            <text:p text:style-name="P34">Select piece (cN): <text:span text:style-name="T10">f2</text:span></text:p>
            <text:p text:style-name="P34"/>
            <text:p text:style-name="P34"><text:s text:c="4"/>a <text:s text:c="2"/>b <text:s text:c="2"/>c <text:s text:c="2"/>d <text:s text:c="2"/>e <text:s text:c="2"/>f <text:s text:c="2"/>g <text:s text:c="2"/>h <text:s/></text:p>
            <text:p text:style-name="P34"><text:s text:c="2"/>+---+---+---+---+---+---+---+---+</text:p>
            <text:p text:style-name="P34">8 |.r.|.k.|.b.|.q.|.K.|.b.|.k.|.r.|</text:p>
            <text:p text:style-name="P34"><text:s text:c="2"/>+---+---+---+---+---+---+---+---+</text:p>
            <text:p text:style-name="P34">7 |.p.|.p.|.p.|.p.|.p.|.p.|.p.|.p.|</text:p>
            <text:p text:style-name="P34"><text:s text:c="2"/>+---+---+---+---+---+---+---+---+</text:p>
            <text:p text:style-name="P34">6 | <text:s text:c="2"/>| <text:s text:c="2"/>| <text:s text:c="2"/>| <text:s text:c="2"/>| <text:s text:c="2"/>| <text:s text:c="2"/>| <text:s text:c="2"/>| <text:s text:c="2"/>|</text:p>
            <text:p text:style-name="P34"><text:s text:c="2"/>+---+---+---+---+---+---+---+---+</text:p>
            <text:p text:style-name="P34">5 | <text:s text:c="2"/>| <text:s text:c="2"/>| <text:s text:c="2"/>| <text:s text:c="2"/>| <text:s text:c="2"/>| <text:s text:c="2"/>| <text:s text:c="2"/>| <text:s text:c="2"/>|</text:p>
            <text:p text:style-name="P34"><text:s text:c="2"/>+---+---+---+---+---+===+---+---+</text:p>
            <text:p text:style-name="P34">4 | <text:s text:c="2"/>| <text:s text:c="2"/>| <text:s text:c="2"/>| <text:s text:c="2"/>| <text:s text:c="2"/>I <text:s text:c="2"/>I <text:s text:c="2"/>| <text:s text:c="2"/>|</text:p>
            <text:p text:style-name="P34"><text:s text:c="2"/>+---+---+---+---+---+===+---+---+</text:p>
            <text:p text:style-name="P34">3 | <text:s text:c="2"/>| <text:s text:c="2"/>| <text:s text:c="2"/>| <text:s text:c="2"/>| <text:s text:c="2"/>I <text:s text:c="2"/>I <text:s text:c="2"/>| <text:s text:c="2"/>|</text:p>
            <text:p text:style-name="P34"><text:s text:c="2"/>+---+---+---+---+---+===+---+---+</text:p>
            <text:p text:style-name="P34">2 |^p^|^p^|^p^|^p^|^p^I^p^I^p^|^p^|</text:p>
            <text:p text:style-name="P34"><text:s text:c="2"/>+---+---+---+---+---+===+---+---+</text:p>
            <text:p text:style-name="P34">1 |^r^|^k^|^b^|^q^|^K^|^b^|^k^|^r^|</text:p>
            <text:p text:style-name="P34"><text:s text:c="2"/>+---+---+---+---+---+---+---+---+</text:p>
            <text:p text:style-name="P34"/>
            <text:p text:style-name="P34">=== Selected pawn ===</text:p>
            <text:p text:style-name="P34">Possible Moves: f3 f4 </text:p>
            <text:p text:style-name="P34">Select destination (cN): <text:span text:style-name="T10">f3</text:span></text:p>
            <text:p text:style-name="P34"/>
            <text:p text:style-name="P34"><text:s text:c="4"/>a <text:s text:c="2"/>b <text:s text:c="2"/>c <text:s text:c="2"/>d <text:s text:c="2"/>e <text:s text:c="2"/>f <text:s text:c="2"/>g <text:s text:c="2"/>h <text:s/></text:p>
            <text:p text:style-name="P34"><text:s text:c="2"/>+===+===+===+===+===+===+===+===+</text:p>
            <text:p text:style-name="P34">8 I.r.I.k.I.b.I.q.I.K.I.b.I.k.I.r.I</text:p>
            <text:p text:style-name="P34"><text:s text:c="2"/>+===+===+===+===+===+===+===+===+</text:p>
            <text:p text:style-name="P34">7 I.p.I.p.I.p.I.p.I.p.I.p.I.p.I.p.I</text:p>
            <text:p text:style-name="P34"><text:s text:c="2"/>+===+===+===+===+===+===+===+===+</text:p>
            <text:p text:style-name="P34">6 | <text:s text:c="2"/>| <text:s text:c="2"/>| <text:s text:c="2"/>| <text:s text:c="2"/>| <text:s text:c="2"/>| <text:s text:c="2"/>| <text:s text:c="2"/>| <text:s text:c="2"/>|</text:p>
            <text:p text:style-name="P34"><text:s text:c="2"/>+---+---+---+---+---+---+---+---+</text:p>
            <text:p text:style-name="P34">5 | <text:s text:c="2"/>| <text:s text:c="2"/>| <text:s text:c="2"/>| <text:s text:c="2"/>| <text:s text:c="2"/>| <text:s text:c="2"/>| <text:s text:c="2"/>| <text:s text:c="2"/>|</text:p>
            <text:p text:style-name="P34"><text:s text:c="2"/>+---+---+---+---+---+---+---+---+</text:p>
            <text:p text:style-name="P34">4 | <text:s text:c="2"/>| <text:s text:c="2"/>| <text:s text:c="2"/>| <text:s text:c="2"/>| <text:s text:c="2"/>| <text:s text:c="2"/>| <text:s text:c="2"/>| <text:s text:c="2"/>|</text:p>
            <text:p text:style-name="P34"><text:s text:c="2"/>+---+---+---+---+---+---+---+---+</text:p>
            <text:p text:style-name="P34">3 | <text:s text:c="2"/>| <text:s text:c="2"/>| <text:s text:c="2"/>| <text:s text:c="2"/>| <text:s text:c="2"/>|^p^| <text:s text:c="2"/>| <text:s text:c="2"/>|</text:p>
            <text:p text:style-name="P34"><text:s text:c="2"/>+---+---+---+---+---+---+---+---+</text:p>
            <text:p text:style-name="P34">2 |^p^|^p^|^p^|^p^|^p^| <text:s text:c="2"/>|^p^|^p^|</text:p>
            <text:p text:style-name="P34"><text:s text:c="2"/>+---+---+---+---+---+---+---+---+</text:p>
            <text:p text:style-name="P34">1 |^r^|^k^|^b^|^q^|^K^|^b^|^k^|^r^|</text:p>
            <text:p text:style-name="P34"><text:s text:c="2"/>+---+---+---+---+---+---+---+---+</text:p>
            <text:p text:style-name="P34"/>
            <text:p text:style-name="P35">=== Move <text:span text:style-name="T9">2</text:span> ===</text:p>
            <text:p text:style-name="P37">...</text:p>
          </table:table-cell>
        </table:table-row>
      </table:table>
      <text:p text:style-name="P9"><text:soft-page-break/>Test Suite</text:p>
      <text:p text:style-name="P9"/>
      <text:p text:style-name="P26"><text:span text:style-name="T7">Using Unity Test as a framework, a</text:span> test suite was set up in line with project requirements to ensure <text:span text:style-name="T7">stability and conformance to chess rules</text:span>.<text:span text:style-name="T7"> The test suite is composed of 17 unit tests and 3 integration tests. </text:span></text:p>
      <text:p text:style-name="P26"/>
      <table:table table:name="Table6" table:style-name="Table6">
        <table:table-column table:style-name="Table6.A"/>
        <table:table-row>
          <table:table-cell table:style-name="Table6.A1" office:value-type="string">
            <text:p text:style-name="P38">Unity test run 1 of 1</text:p>
            <text:p text:style-name="P38">TEST(ChessBoard, BoardInitialization) <text:span text:style-name="T8">PASS</text:span></text:p>
            <text:p text:style-name="P38">TEST(ChessBoard, MovePiece) <text:span text:style-name="T8">PASS</text:span></text:p>
            <text:p text:style-name="P38">TEST(ChessBoard, RemovePiece) <text:span text:style-name="T8">PASS</text:span></text:p>
            <text:p text:style-name="P38">TEST(ChessBoard, AddPiece) <text:span text:style-name="T8">PASS</text:span></text:p>
            <text:p text:style-name="P38">TEST(ChessBoard, AddPortal) <text:span text:style-name="T8">PASS</text:span></text:p>
            <text:p text:style-name="P38">TEST(ChessBoard, GetPieceAtPosition) <text:span text:style-name="T8">PASS</text:span></text:p>
            <text:p text:style-name="P38">TEST(ChessBoard, GetKingOfTeam) <text:span text:style-name="T8">PASS</text:span></text:p>
            <text:p text:style-name="P38">TEST(ChessBoard, ExchangePiecePositions) <text:span text:style-name="T8">PASS</text:span></text:p>
            <text:p text:style-name="P38">TEST(MoveValidator, PossibleMoves) <text:span text:style-name="T8">PASS</text:span></text:p>
            <text:p text:style-name="P38">TEST(MoveValidator, ValidateMove) <text:span text:style-name="T8">PASS</text:span></text:p>
            <text:p text:style-name="P38">TEST(MoveValidator, ValidatePortalUse) <text:span text:style-name="T8">PASS</text:span></text:p>
            <text:p text:style-name="P38">TEST(PortalSystem, InitializePortals) <text:span text:style-name="T8">PASS</text:span></text:p>
            <text:p text:style-name="P38">TEST(PortalSystem, StartCooldown) <text:span text:style-name="T8">PASS</text:span></text:p>
            <text:p text:style-name="P38">TEST(PortalSystem, DecreaseCooldowns) <text:span text:style-name="T8">PASS</text:span></text:p>
            <text:p text:style-name="P38">TEST(GameManager, PlayTurn) <text:span text:style-name="T8">PASS</text:span></text:p>
            <text:p text:style-name="P38">TEST(GameManager, IsKingUnderCheck) <text:span text:style-name="T8">PASS</text:span></text:p>
            <text:p text:style-name="P38">TEST(GameManager, PlayTurnReverseOnCheck) <text:span text:style-name="T8">PASS</text:span></text:p>
            <text:p text:style-name="P38">TEST(GameManager, FoolsMate) <text:span text:style-name="T8">PASS</text:span></text:p>
            <text:p text:style-name="P38">TEST(GameManager, ScholarsMate) <text:span text:style-name="T8">PASS</text:span></text:p>
            <text:p text:style-name="P38">TEST(GameManager, Stalemate) <text:span text:style-name="T8">PASS</text:span></text:p>
            <text:p text:style-name="P38"/>
            <text:p text:style-name="P38">-----------------------</text:p>
            <text:p text:style-name="P38">20 Tests 0 Failures 0 Ignored </text:p>
            <text:p text:style-name="P39">OK</text:p>
          </table:table-cell>
        </table:table-row>
      </table:table>
      <text:p text:style-name="P26"/>
      <text:p text:style-name="P27">The integration tests play three distinct chess games, Fool's Mate, Scholar's Mate, and a short stalemate, exercising various aspects of chess and making sure every rule is observed. The other tests make sure functions work as designed.</text:p>
      <text:p text:style-name="P28"/>
      <text:p text:style-name="P28"/>
      <text:p text:style-name="P10">Conclusion</text:p>
      <text:p text:style-name="P10"/>
      <text:p text:style-name="P29">The project was designed by paying attention to modern C++ principles, unit testing, and separation of concerns. The result of this is a product which is easy to maintain, study, and develop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20:11:24.218880006</meta:creation-date>
    <dc:date>2024-12-29T22:01:25.731283917</dc:date>
    <meta:editing-duration>PT1H2M35S</meta:editing-duration>
    <meta:editing-cycles>20</meta:editing-cycles>
    <meta:generator>LibreOffice/24.2.6.2$Linux_X86_64 LibreOffice_project/420$Build-2</meta:generator>
    <meta:print-date>2024-12-29T21:16:11.091501113</meta:print-date>
    <meta:printed-by>PDF files</meta:printed-by>
    <meta:document-statistic meta:table-count="7" meta:image-count="0" meta:object-count="0" meta:page-count="4" meta:paragraph-count="166" meta:word-count="922" meta:character-count="5929" meta:non-whitespace-character-count="4980"/>
  </office:meta>
</office:document-meta>
</file>